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'Trebuchet MS'" svg:font-family="''Trebuchet MS''"/>
    <style:font-face style:name="Tahoma1" svg:font-family="Tahoma"/>
    <style:font-face style:name="Trebuchet MS" svg:font-family="'Trebuchet MS'"/>
    <style:font-face style:name="inherit" svg:font-family="inherit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7cm" table:align="left" fo:background-color="#eeeeee">
        <style:background-image/>
      </style:table-properties>
    </style:style>
    <style:style style:name="Tableau1.A" style:family="table-column">
      <style:table-column-properties style:column-width="14.03cm"/>
    </style:style>
    <style:style style:name="Tableau1.B" style:family="table-column">
      <style:table-column-properties style:column-width="11.67cm"/>
    </style:style>
    <style:style style:name="Tableau1.A1" style:family="table-cell">
      <style:table-cell-properties style:vertical-align="middle" fo:background-color="#ffffff" fo:padding-left="0cm" fo:padding-right="0.049cm" fo:padding-top="0.064cm" fo:padding-bottom="0.064cm" fo:border-left="none" fo:border-right="0.05pt solid #aaaaaa" fo:border-top="0.05pt solid #aaaaaa" fo:border-bottom="0.05pt solid #aaaaaa">
        <style:background-image/>
      </style:table-cell-properties>
    </style:style>
    <style:style style:name="Tableau1.B1" style:family="table-cell">
      <style:table-cell-properties style:vertical-align="middle" fo:background-color="#ffffff" fo:padding-left="0.049cm" fo:padding-right="0.049cm" fo:padding-top="0.064cm" fo:padding-bottom="0.064cm" fo:border-left="1.2pt solid #d0e4f5" fo:border-right="0.6pt solid #aaaaaa" fo:border-top="0.6pt solid #aaaaaa" fo:border-bottom="0.6pt solid #aaaaaa">
        <style:background-image/>
      </style:table-cell-properties>
    </style:style>
    <style:style style:name="Tableau1.A2" style:family="table-cell">
      <style:table-cell-properties style:vertical-align="middle" fo:background-color="#ffffff" fo:padding-left="0.049cm" fo:padding-right="0.049cm" fo:padding-top="0.064cm" fo:padding-bottom="0.064cm" fo:border="0.05pt solid #aaaaaa">
        <style:background-image/>
      </style:table-cell-properties>
    </style:style>
    <style:style style:name="Tableau1.3" style:family="table-row">
      <style:table-row-properties fo:background-color="#d0e4f5">
        <style:background-image/>
      </style:table-row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officeooo:rsid="00006198" officeooo:paragraph-rsid="001cec7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6pt" fo:font-style="normal" fo:font-weight="normal" officeooo:rsid="002c4bfd" officeooo:paragraph-rsid="002642f5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6pt" fo:font-style="normal" fo:font-weight="normal" officeooo:rsid="002c4bfd" officeooo:paragraph-rsid="00314032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6pt" fo:font-style="normal" fo:font-weight="normal" officeooo:rsid="00388bd2" officeooo:paragraph-rsid="00388bd2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6pt" fo:font-style="normal" fo:font-weight="normal" officeooo:rsid="0038ba3e" officeooo:paragraph-rsid="0038ba3e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6pt" fo:font-style="normal" fo:font-weight="bold" officeooo:rsid="0032d262" officeooo:paragraph-rsid="0032d262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6pt" fo:font-weight="bold" officeooo:rsid="002eb8de" officeooo:paragraph-rsid="002eb8d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6pt" fo:font-weight="bold" officeooo:rsid="002eb8de" officeooo:paragraph-rsid="003dd13a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6pt" fo:letter-spacing="normal" fo:font-style="normal" fo:font-weight="normal" officeooo:rsid="002c4bfd" officeooo:paragraph-rsid="002642f5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6pt" fo:letter-spacing="normal" fo:font-style="normal" fo:font-weight="normal" officeooo:rsid="00314032" officeooo:paragraph-rsid="00303c98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6pt" fo:letter-spacing="normal" fo:font-style="normal" style:text-underline-style="none" fo:font-weight="normal" officeooo:rsid="00388bd2" officeooo:paragraph-rsid="00388bd2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font-name="Calibri" fo:font-size="16pt" fo:letter-spacing="normal" fo:font-style="normal" style:text-underline-style="none" fo:font-weight="normal" officeooo:rsid="00388bd2" officeooo:paragraph-rsid="00388bd2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6pt" fo:letter-spacing="normal" fo:font-style="normal" style:text-underline-style="none" fo:font-weight="normal" officeooo:rsid="0038ba3e" officeooo:paragraph-rsid="0038ba3e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6pt" fo:letter-spacing="normal" fo:font-style="normal" style:text-underline-style="none" fo:font-weight="normal" officeooo:rsid="003e78aa" officeooo:paragraph-rsid="003e78aa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font-name="Calibri" fo:font-size="14pt" fo:letter-spacing="normal" fo:font-style="normal" fo:font-weight="normal" officeooo:rsid="0032d262" officeooo:paragraph-rsid="0032d262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4pt" fo:letter-spacing="normal" fo:font-style="normal" style:text-underline-style="none" fo:font-weight="normal" officeooo:rsid="00388bd2" officeooo:paragraph-rsid="00388bd2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4pt" fo:letter-spacing="normal" fo:font-style="normal" fo:font-weight="normal" officeooo:rsid="00314032" officeooo:paragraph-rsid="00314032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6pt" fo:letter-spacing="normal" fo:font-style="normal" style:text-underline-style="none" fo:font-weight="normal" officeooo:rsid="00314032" officeooo:paragraph-rsid="00388bd2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39e25f"/>
    </style:style>
    <style:style style:name="P21" style:family="paragraph" style:parent-style-name="Standard">
      <style:paragraph-properties fo:text-align="start" style:justify-single-word="false"/>
      <style:text-properties officeooo:paragraph-rsid="00303c98"/>
    </style:style>
    <style:style style:name="P22" style:family="paragraph" style:parent-style-name="Standard">
      <style:paragraph-properties fo:text-align="start" style:justify-single-word="false"/>
      <style:text-properties officeooo:paragraph-rsid="00388bd2"/>
    </style:style>
    <style:style style:name="P23" style:family="paragraph" style:parent-style-name="Text_20_body">
      <style:paragraph-properties fo:margin-left="0cm" fo:margin-right="0cm" fo:margin-top="0cm" fo:margin-bottom="0.127cm" loext:contextual-spacing="false" fo:orphans="2" fo:widows="2" fo:text-indent="0cm" style:auto-text-indent="false" fo:padding="0cm" fo:border="none"/>
      <style:text-properties fo:font-variant="normal" fo:text-transform="none" fo:color="#333333" style:font-name="Calibri" fo:font-size="16pt" fo:letter-spacing="normal" fo:font-style="normal" fo:font-weight="normal" officeooo:rsid="00388bd2" officeooo:paragraph-rsid="00388bd2" style:font-size-asian="16pt" style:font-size-complex="16pt"/>
    </style:style>
    <style:style style:name="P24" style:family="paragraph" style:parent-style-name="Text_20_body" style:list-style-name="L1">
      <style:paragraph-properties fo:margin-left="0cm" fo:margin-right="0cm" fo:margin-top="0cm" fo:margin-bottom="0.127cm" loext:contextual-spacing="false" fo:orphans="2" fo:widows="2" fo:text-indent="0cm" style:auto-text-indent="false" fo:padding="0cm" fo:border="none"/>
      <style:text-properties fo:font-variant="normal" fo:text-transform="none" fo:color="#333333" style:font-name="Calibri" fo:font-size="16pt" fo:letter-spacing="normal" fo:font-style="normal" fo:font-weight="normal" style:font-size-asian="16pt" style:font-size-complex="16pt"/>
    </style:style>
    <style:style style:name="P25" style:family="paragraph" style:parent-style-name="Table_20_Contents">
      <style:text-properties style:font-name="Calibri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6pt" fo:letter-spacing="normal" fo:font-style="normal" style:text-underline-style="none" fo:font-weight="normal" officeooo:rsid="00412928" officeooo:paragraph-rsid="00412928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6pt" fo:letter-spacing="normal" fo:font-style="normal" style:text-underline-style="none" fo:font-weight="normal" officeooo:rsid="00412928" officeooo:paragraph-rsid="0047f0ae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6pt" fo:letter-spacing="normal" fo:font-style="normal" style:text-underline-style="none" fo:font-weight="normal" officeooo:rsid="00388bd2" officeooo:paragraph-rsid="00388bd2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6pt" fo:letter-spacing="normal" fo:font-style="normal" style:text-underline-style="none" fo:font-weight="normal" officeooo:rsid="004225cb" officeooo:paragraph-rsid="004225cb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6pt" fo:letter-spacing="normal" fo:font-style="normal" style:text-underline-style="none" fo:font-weight="normal" officeooo:rsid="0045b664" officeooo:paragraph-rsid="0045b664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6pt" fo:letter-spacing="normal" fo:font-style="normal" style:text-underline-style="none" fo:font-weight="normal" officeooo:rsid="0038ba3e" officeooo:paragraph-rsid="0038ba3e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6pt" fo:letter-spacing="normal" fo:font-style="normal" style:text-underline-style="none" fo:font-weight="normal" officeooo:rsid="0047f0ae" officeooo:paragraph-rsid="0047f0ae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6pt" fo:letter-spacing="normal" fo:font-style="normal" fo:font-weight="normal" officeooo:rsid="00414acc" officeooo:paragraph-rsid="00414acc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6pt" fo:letter-spacing="normal" fo:font-style="normal" fo:font-weight="normal" officeooo:paragraph-rsid="00414acc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6pt" fo:letter-spacing="normal" fo:font-style="normal" style:text-underline-style="none" fo:font-weight="normal" officeooo:rsid="00412928" officeooo:paragraph-rsid="00412928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Calibri" fo:font-size="16pt" fo:font-style="normal" fo:font-weight="bold" officeooo:rsid="002eb8de" officeooo:paragraph-rsid="003dacec" style:font-size-asian="16pt" style:font-style-asian="normal" style:font-weight-asian="bold" style:font-size-complex="16pt" style:font-style-complex="normal" style:font-weight-complex="bold"/>
    </style:style>
    <style:style style:name="P37" style:family="paragraph" style:parent-style-name="Table_20_Heading">
      <style:text-properties style:font-name="Calibri"/>
    </style:style>
    <style:style style:name="P3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39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scale="100%" style:font-relief="none"/>
    </style:style>
    <style:style style:name="T2" style:family="text">
      <style:text-properties fo:font-weight="normal" officeooo:rsid="00314032" style:font-weight-asian="normal" style:font-weight-complex="normal"/>
    </style:style>
    <style:style style:name="T3" style:family="text">
      <style:text-properties fo:font-variant="normal" fo:text-transform="none" style:font-name="monospace" fo:font-size="14pt" fo:letter-spacing="normal"/>
    </style:style>
    <style:style style:name="T4" style:family="text">
      <style:text-properties fo:font-variant="normal" fo:text-transform="none" style:font-name="monospace" fo:font-size="14pt" fo:letter-spacing="normal" officeooo:rsid="00303c98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officeooo:rsid="00314032"/>
    </style:style>
    <style:style style:name="T7" style:family="text">
      <style:text-properties fo:font-variant="normal" fo:text-transform="none" fo:color="#000000" fo:letter-spacing="normal" style:text-underline-style="none"/>
    </style:style>
    <style:style style:name="T8" style:family="text">
      <style:text-properties fo:font-variant="normal" fo:text-transform="none" fo:color="#000000" fo:letter-spacing="normal" style:text-underline-style="none" fo:font-weight="bold" style:font-weight-asian="bold" style:font-weight-complex="bold"/>
    </style:style>
    <style:style style:name="T9" style:family="text">
      <style:text-properties fo:font-variant="normal" fo:text-transform="none" fo:color="#000000" fo:letter-spacing="normal" officeooo:rsid="0032d262"/>
    </style:style>
    <style:style style:name="T10" style:family="text">
      <style:text-properties fo:font-variant="normal" fo:text-transform="none" fo:color="#000000" fo:letter-spacing="normal" officeooo:rsid="003d807c"/>
    </style:style>
    <style:style style:name="T11" style:family="text">
      <style:text-properties fo:font-variant="normal" fo:text-transform="none" fo:color="#000000" style:font-name="monospace" fo:font-size="14pt" fo:letter-spacing="normal" officeooo:rsid="00314032"/>
    </style:style>
    <style:style style:name="T12" style:family="text">
      <style:text-properties fo:font-variant="normal" fo:text-transform="none" fo:color="#000000" style:font-name="monospace" fo:font-size="14pt" fo:letter-spacing="normal" officeooo:rsid="00303c98"/>
    </style:style>
    <style:style style:name="T13" style:family="text">
      <style:text-properties fo:font-variant="normal" fo:text-transform="none" fo:color="#000000" style:font-name="monospace" fo:letter-spacing="normal" style:text-underline-style="none"/>
    </style:style>
    <style:style style:name="T14" style:family="text">
      <style:text-properties fo:font-variant="normal" fo:text-transform="none" fo:color="#000000" style:font-name="monospace" fo:letter-spacing="normal" style:text-underline-style="none" officeooo:rsid="00314032"/>
    </style:style>
    <style:style style:name="T15" style:family="text">
      <style:text-properties fo:font-variant="normal" fo:text-transform="none" fo:color="#000000" style:font-name="monospace" fo:letter-spacing="normal" style:text-underline-style="none" officeooo:rsid="00303c98"/>
    </style:style>
    <style:style style:name="T16" style:family="text">
      <style:text-properties fo:font-variant="normal" fo:text-transform="none" fo:color="#000000" style:font-name="Trebuchet MS" fo:font-size="14pt" fo:letter-spacing="normal" fo:font-style="normal" fo:font-weight="normal" officeooo:rsid="00314032" style:font-weight-asian="normal" style:font-weight-complex="normal"/>
    </style:style>
    <style:style style:name="T17" style:family="text">
      <style:text-properties fo:font-variant="normal" fo:text-transform="none" fo:color="#000000" style:font-name="Trebuchet MS" fo:font-size="14pt" fo:letter-spacing="normal" fo:font-style="normal" fo:font-weight="normal" officeooo:rsid="00314032"/>
    </style:style>
    <style:style style:name="T18" style:family="text">
      <style:text-properties fo:font-variant="normal" fo:text-transform="none" fo:color="#000000" style:font-name="Calibri" fo:font-size="16pt" fo:letter-spacing="normal" fo:font-style="normal" fo:font-weight="bold" officeooo:rsid="00303c98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000000" style:font-name="Calibri" fo:font-size="16pt" fo:letter-spacing="normal" fo:font-style="normal" fo:font-weight="bold" officeooo:rsid="00388bd2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font-name="Calibri" fo:font-size="16pt" fo:letter-spacing="normal" fo:font-style="normal" fo:font-weight="normal" officeooo:rsid="00303c98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font-name="Calibri" fo:font-size="16pt" fo:letter-spacing="normal" fo:font-style="normal" fo:font-weight="normal" officeooo:rsid="00314032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font-name="Calibri" fo:font-size="16pt" fo:letter-spacing="normal" fo:font-style="normal" fo:font-weight="normal" officeooo:rsid="00388bd2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font-name="Calibri" fo:font-size="16pt" fo:letter-spacing="normal" fo:font-style="normal" style:text-underline-style="none" fo:font-weight="normal" officeooo:rsid="00388bd2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0000" style:font-name="'Trebuchet MS'" fo:font-size="14pt" fo:letter-spacing="normal" fo:font-style="normal" style:text-underline-style="none" fo:font-weight="normal"/>
    </style:style>
    <style:style style:name="T25" style:family="text">
      <style:text-properties officeooo:rsid="0032d262"/>
    </style:style>
    <style:style style:name="T26" style:family="text">
      <style:text-properties officeooo:rsid="00388bd2"/>
    </style:style>
    <style:style style:name="T27" style:family="text">
      <style:text-properties style:font-name="Calibri" fo:font-size="16pt" fo:font-weight="bold" officeooo:rsid="00303c98" style:font-size-asian="16pt" style:font-weight-asian="bold" style:font-size-complex="16pt" style:font-weight-complex="bold"/>
    </style:style>
    <style:style style:name="T28" style:family="text">
      <style:text-properties style:font-name="Calibri" fo:font-size="16pt" fo:font-weight="normal" officeooo:rsid="00303c98" style:font-size-asian="16pt" style:font-weight-asian="normal" style:font-size-complex="16pt" style:font-weight-complex="normal"/>
    </style:style>
    <style:style style:name="T29" style:family="text">
      <style:text-properties officeooo:rsid="00412928"/>
    </style:style>
    <style:style style:name="T30" style:family="text">
      <style:text-properties officeooo:rsid="00414acc"/>
    </style:style>
    <style:style style:name="T31" style:family="text">
      <style:text-properties fo:color="#333333"/>
    </style:style>
    <style:style style:name="T32" style:family="text">
      <style:text-properties fo:color="#333333" officeooo:rsid="00388bd2"/>
    </style:style>
    <style:style style:name="T33" style:family="text">
      <style:text-properties fo:color="#333333" style:text-underline-style="none" style:font-style-asian="normal" style:font-weight-asian="normal" style:font-style-complex="normal" style:font-weight-complex="normal"/>
    </style:style>
    <style:style style:name="T34" style:family="text">
      <style:text-properties fo:color="#333333" style:text-underline-style="none" officeooo:rsid="00388bd2" style:font-style-asian="normal" style:font-weight-asian="normal" style:font-style-complex="normal" style:font-weight-complex="normal"/>
    </style:style>
    <style:style style:name="T35" style:family="text">
      <style:text-properties fo:color="#333333" officeooo:rsid="00414acc"/>
    </style:style>
    <style:style style:name="T36" style:family="text">
      <style:text-properties style:text-underline-style="none" style:font-style-asian="normal" style:font-weight-asian="normal" style:font-style-complex="normal" style:font-weight-complex="normal"/>
    </style:style>
    <style:style style:name="T37" style:family="text">
      <style:text-properties officeooo:rsid="004225cb"/>
    </style:style>
    <style:style style:name="T38" style:family="text">
      <style:text-properties officeooo:rsid="0045b664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45b664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vertical-align="top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tru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Zone de texte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 text:style-name="P1"><text:span text:style-name="T1"/></text:p>
          </form:textarea>
          <form:textarea form:name="Zone de texte 2" form:control-implementation="ooo:com.sun.star.form.component.TextField" xml:id="control5" form:id="control5" form:current-value="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éthode d'envoi des informations <text:span text:style-name="T25">d'un formulaire <text:s/>vers un serveur distant</text:span></text:p>
      <text:p text:style-name="P8"/>
      <text:p text:style-name="P20"><text:span text:style-name="T27">1/ </text:span><text:span text:style-name="T16">Dans le fichier Tim_Berners-Lee.html réalisé lors de la dernière activité, apporter la modification de la balise HTML&lt;FORM&gt; comme indiqué ci-dessous</text:span><text:span text:style-name="T2"> </text:span><text:span text:style-name="T28">. Que se passe-t-il ?</text:span></text:p>
      <text:p text:style-name="P2"><draw:control text:anchor-type="paragraph" draw:z-index="0" draw:name="Forme1" draw:style-name="gr1" draw:text-style-name="P38" svg:width="11.156cm" svg:height="2.35cm" svg:x="14.67cm" svg:y="0.159cm" draw:control="control1"/></text:p>
      <text:p text:style-name="P3"><text:span text:style-name="T3">&lt;form method="post" </text:span><text:span text:style-name="T4">action="traitement.php"</text:span><text:span text:style-name="T3"> &gt;</text:span><text:span text:style-name="T5"> </text:span></text:p>
      <text:p text:style-name="P10"/>
      <text:p text:style-name="P10"/>
      <text:p text:style-name="P21"><text:span text:style-name="T18">2/</text:span><text:span text:style-name="T20"> </text:span><text:span text:style-name="T21">Intégrer cette fois la ligne ci-dessous, puis répondez à votre quizz et cliquez sur le bouton d'envoi. Observer l'URL inscrite dans la navigateur. </text:span><text:span text:style-name="T17">Quelle différence observe t'on dans l'URL avec la méthode POST ?</text:span><text:span text:style-name="T6"> </text:span></text:p>
      <text:p text:style-name="P11"/>
      <text:p text:style-name="P4"><draw:control text:anchor-type="paragraph" draw:z-index="1" draw:name="Forme1" draw:style-name="gr1" draw:text-style-name="P38" svg:width="11.388cm" svg:height="2.35cm" svg:x="14.67cm" svg:y="0.159cm" draw:control="control2"/><text:span text:style-name="T11">&lt;form method="get" </text:span><text:span text:style-name="T12">action="traitement.php"</text:span><text:span text:style-name="T11"> &gt;</text:span></text:p>
      <text:p text:style-name="P18"/>
      <text:p text:style-name="P18"/>
      <text:p text:style-name="P18"/>
      <text:p text:style-name="P7"><text:span text:style-name="T6">S</text:span><text:span text:style-name="T5">ynthèse</text:span></text:p>
      <text:p text:style-name="P16"><draw:control text:anchor-type="paragraph" draw:z-index="2" draw:name="Forme1" draw:style-name="gr1" draw:text-style-name="P38" svg:width="25.803cm" svg:height="6.118cm" svg:x="-0.062cm" svg:y="0.159cm" draw:control="control3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6"><text:soft-page-break/><text:span text:style-name="T5">Méthode d'envoi des informations </text:span><text:span text:style-name="T9">d'un formulaire <text:s/></text:span><text:span text:style-name="T10">vers un serveur distant</text:span></text:p>
      <text:p text:style-name="P16"/>
      <text:p text:style-name="P22"><text:span text:style-name="T19">3/</text:span><text:span text:style-name="T22"> </text:span><text:span text:style-name="T23">Méthode POST et données : </text:span><text:span text:style-name="T24">Toujours dans la page Tim_Berners-Lee.html, modifier la balise &lt;FORM&gt; comme ci-dessous</text:span><text:span text:style-name="T7"> </text:span><text:span text:style-name="T23">.</text:span></text:p>
      <text:p text:style-name="P12"/>
      <text:p text:style-name="P5"><text:span text:style-name="T14">&lt;form method="get" </text:span><text:span text:style-name="T15">action="</text:span><text:span text:style-name="T13">http://foo.com</text:span><text:span text:style-name="T15">"</text:span><text:span text:style-name="T14"> &gt;</text:span></text:p>
      <text:p text:style-name="P19"/>
      <text:p text:style-name="P12">Avec les outils de dévelopement du navigateur chrome (touche F12),suivre les instructions suivantes :</text:p>
      <text:p text:style-name="P33"><text:span text:style-name="T36">1.Ouvrez la page sur Tim Berners Lee.</text:span></text:p>
      <text:p text:style-name="P33"><text:span text:style-name="T33">2.</text:span><text:span text:style-name="T32">Appuyez sur F12</text:span></text:p>
      <text:p text:style-name="P33"><text:span text:style-name="T33">3</text:span><text:span text:style-name="T34">.Répondez à votre quizz et soumettez les réponses</text:span></text:p>
      <text:p text:style-name="P34"><text:span text:style-name="T35">4.</text:span><text:span text:style-name="T32">Selectionnez « Réseau »( Network)</text:span></text:p>
      <text:p text:style-name="P34"><text:span text:style-name="T35">5.</text:span><text:span text:style-name="T31">Selectionnez « Tout »</text:span><text:span text:style-name="T32">(All)</text:span></text:p>
      <text:p text:style-name="P34"><text:span text:style-name="T35">6.</text:span><text:span text:style-name="T31">Selectionnez « foo.com » dans l'onglet « Nom » </text:span><text:span text:style-name="T32">(Name)</text:span></text:p>
      <text:list xml:id="list3186159544" text:style-name="L1">
        <text:list-header>
          <text:p text:style-name="P24"><text:span text:style-name="T30">7.</text:span>Selectionnez « En‑tête »<text:span text:style-name="T26">(Headers)</text:span></text:p>
        </text:list-header>
      </text:list>
      <text:p text:style-name="P23"/>
      <text:p text:style-name="P17"/>
      <text:p text:style-name="P13">Retrouvez les données transmises.</text:p>
      <text:p text:style-name="P13"/>
      <text:p text:style-name="P13"/>
      <text:p text:style-name="P6"><text:span text:style-name="T8">4/</text:span><text:span text:style-name="T7"> En savoir plus :</text:span></text:p>
      <text:p text:style-name="P14"/>
      <text:p text:style-name="P6"><text:a xlink:type="simple" xlink:href="https://developer.mozilla.org/fr/docs/Web/Guide/HTML/Formulaires/Envoyer_et_extraire_les_données_des_formulaires" text:style-name="Internet_20_link" text:visited-style-name="Visited_20_Internet_20_Link">https://developer.mozilla.org/fr/docs/Web/Guide/HTML/Formulaires/Envoyer_et_extraire_les_donn%C3%A9es_des_formulaires</text:a><text:span text:style-name="T7"> </text:span></text:p>
      <text:p text:style-name="P30"><text:soft-page-break/><text:span text:style-name="T39">5/</text:span> <text:s/>GET vs POST</text:p>
      <text:p text:style-name="P30"/>
      <text:p text:style-name="P30"/>
      <text:p text:style-name="P30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37">GET</text:p>
            </table:table-cell>
            <table:table-cell table:style-name="Tableau1.B1" office:value-type="string">
              <text:p text:style-name="P37">POST</text:p>
            </table:table-cell>
          </table:table-row>
        </table:table-header-rows>
        <table:table-row>
          <table:table-cell table:style-name="Tableau1.A2" office:value-type="string">
            <text:p text:style-name="P25">Dans le cas d’une requête GET, seule une quantité limitée de données peut être envoyée car les données sont envoyées dans l’en-tête.</text:p>
          </table:table-cell>
          <table:table-cell table:style-name="Tableau1.A2" office:value-type="string">
            <text:p text:style-name="P25">En cas de requête POST, une grande quantité de données peut être envoyée car les données sont envoyées dans le corps.</text:p>
          </table:table-cell>
        </table:table-row>
        <table:table-row table:style-name="Tableau1.3">
          <table:table-cell table:style-name="Tableau1.A2" office:value-type="string">
            <text:p text:style-name="P25">La requête GET n’est pas sécurisée car les données sont exposées dans la barre d’URL.</text:p>
          </table:table-cell>
          <table:table-cell table:style-name="Tableau1.A2" office:value-type="string">
            <text:p text:style-name="P25">La requête POST est plus sécurisée car les données ne sont pas exposées dans la barre d’URL.</text:p>
          </table:table-cell>
        </table:table-row>
        <table:table-row>
          <table:table-cell table:style-name="Tableau1.A2" office:value-type="string">
            <text:p text:style-name="P25">La requête GET est plus efficace et utilisé plus que POST.</text:p>
          </table:table-cell>
          <table:table-cell table:style-name="Tableau1.A2" office:value-type="string">
            <text:p text:style-name="P25">La requête POST est moins efficace et utilisée moins que GET.</text:p>
          </table:table-cell>
        </table:table-row>
        <table:table-row table:style-name="Tableau1.3">
          <table:table-cell table:style-name="Tableau1.A2" office:value-type="string">
            <text:p text:style-name="P25">Les paramètres restent dans l’historique du navigateur car ils font partie de l’URL</text:p>
          </table:table-cell>
          <table:table-cell table:style-name="Tableau1.A2" office:value-type="string">
            <text:p text:style-name="P25">Les paramètres ne sont pas enregistrés dans l’historique du navigateur.</text:p>
          </table:table-cell>
        </table:table-row>
        <table:table-row>
          <table:table-cell table:style-name="Tableau1.A2" office:value-type="string">
            <text:p text:style-name="P25">Les requêtes GET sont ré-exécutées mais ne peuvent pas être soumises au serveur si le code HTML est stocké dans la mémoire cache du navigateur.</text:p>
          </table:table-cell>
          <table:table-cell table:style-name="Tableau1.A2" office:value-type="string">
            <text:p text:style-name="P25">Le navigateur prévient généralement l’utilisateur que les données devront être soumises à nouveau</text:p>
          </table:table-cell>
        </table:table-row>
        <table:table-row>
          <table:table-cell table:style-name="Tableau1.A2" office:value-type="string">
            <text:p text:style-name="P25">GET est moins sécurisé que POST car les données envoyées font partie de l’URL. Donc, il est enregistré dans l’historique du navigateur et les journaux du serveur en texte brut.</text:p>
          </table:table-cell>
          <table:table-cell table:style-name="Tableau1.A2" office:value-type="string">
            <text:p text:style-name="P25">POST est un peu plus sûr que GET car les paramètres ne sont pas stockés dans l’historique du navigateur ou dans les journaux du serveur Web.</text:p>
          </table:table-cell>
        </table:table-row>
        <table:table-row table:style-name="Tableau1.3">
          <table:table-cell table:style-name="Tableau1.A2" office:value-type="string">
            <text:p text:style-name="P25">La méthode GET ne doit pas être utilisée lors de l’envoi de mots de passe ou d’autres informations sensibles.</text:p>
          </table:table-cell>
          <table:table-cell table:style-name="Tableau1.A2" office:value-type="string">
            <text:p text:style-name="P25">Méthode POST utilisée lors de l’envoi de mots de passe ou d’autres informations sensibles.</text:p>
          </table:table-cell>
        </table:table-row>
        <table:table-row>
          <table:table-cell table:style-name="Tableau1.A2" office:value-type="string">
            <text:p text:style-name="P25">La méthode GET est visible par tout le monde (elle sera affichée dans la barre d’adresse du navigateur) et limite le nombre d’informations à envoyer.</text:p>
          </table:table-cell>
          <table:table-cell table:style-name="Tableau1.A2" office:value-type="string">
            <text:p text:style-name="P25">Les variables de méthode POST ne sont pas visibles dans l’URL.</text:p>
          </table:table-cell>
        </table:table-row>
        <table:table-row table:style-name="Tableau1.3">
          <table:table-cell table:style-name="Tableau1.A2" office:value-type="string">
            <text:p text:style-name="P25">Peut être mis en cache</text:p>
          </table:table-cell>
          <table:table-cell table:style-name="Tableau1.A2" office:value-type="string">
            <text:p text:style-name="P25">Ne peut être mis en cache</text:p>
          </table:table-cell>
        </table:table-row>
      </table:table>
      <text:p text:style-name="P30"/>
      <text:p text:style-name="P14"/>
      <text:p text:style-name="P14"/>
      <text:p text:style-name="P14"/>
      <text:p text:style-name="P14"/>
      <text:p text:style-name="P15"><text:soft-page-break/><text:span text:style-name="T40">6/</text:span><text:span text:style-name="T38"> </text:span>Exercice : <text:span text:style-name="T29">Dans chaque cas déterminer quelle méthode est généralement utilisée pour transmettre les données et justifier la réponse à l'aide du tableau ci-dessus :</text:span></text:p>
      <text:p text:style-name="P26"/>
      <text:p text:style-name="P26"><text:span text:style-name="T38">a</text:span>/ Une re<text:span text:style-name="T30">quête</text:span> dans un moteur de <text:span text:style-name="T37">r</text:span>echerche</text:p>
      <text:p text:style-name="P26"><draw:control text:anchor-type="as-char" draw:z-index="3" draw:name="Forme2" draw:style-name="gr2" draw:text-style-name="P39" svg:width="25.655cm" svg:height="3.62cm" draw:control="control4"/></text:p>
      <text:p text:style-name="P26"/>
      <text:p text:style-name="P26"><text:span text:style-name="T38">b</text:span>/ <text:span text:style-name="T37">Une inscription/connexion sur un réseau social</text:span></text:p>
      <text:p text:style-name="P27"><draw:control text:anchor-type="as-char" draw:z-index="4" draw:name="Forme2" draw:style-name="gr2" draw:text-style-name="P38" svg:width="25.655cm" svg:height="3.62cm" draw:control="control5"/></text:p>
      <text:p text:style-name="P29"/>
      <text:p text:style-name="P29"><text:span text:style-name="T38">c</text:span>/ Uploader un fichier</text:p>
      <text:p text:style-name="P32"><draw:control text:anchor-type="as-char" draw:z-index="5" draw:name="Forme2" draw:style-name="gr2" draw:text-style-name="P38" svg:width="25.655cm" svg:height="3.62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'Trebuchet MS'" svg:font-family="''Trebuchet MS''"/>
    <style:font-face style:name="Tahoma1" svg:font-family="Tahoma"/>
    <style:font-face style:name="Trebuchet MS" svg:font-family="'Trebuchet MS'"/>
    <style:font-face style:name="inherit" svg:font-family="inherit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8M30S</meta:editing-duration>
    <meta:editing-cycles>30</meta:editing-cycles>
    <meta:generator>LibreOffice/5.3.5.2$Windows_x86 LibreOffice_project/50d9bf2b0a79cdb85a3814b592608037a682059d</meta:generator>
    <dc:date>2020-06-09T14:52:56.399000000</dc:date>
    <meta:document-statistic meta:table-count="1" meta:image-count="0" meta:object-count="0" meta:page-count="4" meta:paragraph-count="48" meta:word-count="522" meta:character-count="3334" meta:non-whitespace-character-count="2851"/>
    <meta:user-defined meta:name="Info 1"/>
    <meta:user-defined meta:name="Info 2"/>
    <meta:user-defined meta:name="Info 3"/>
    <meta:user-defined meta:name="Info 4"/>
  </office:meta>
</office:document-meta>
</file>